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Attendance17</text:p>
          </table:table-cell>
          <table:table-cell office:value-type="string" calcext:value-type="string">
            <text:p>Attendance18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2.47" calcext:value-type="float">
            <text:p>92.47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57" calcext:value-type="float">
            <text:p>99.57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07" calcext:value-type="float">
            <text:p>86.07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96.17" calcext:value-type="float">
            <text:p>96.17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03" calcext:value-type="float">
            <text:p>99.03</text:p>
          </table:table-cell>
          <table:table-cell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96.57" calcext:value-type="float">
            <text:p>96.57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.45" calcext:value-type="float">
            <text:p>56.45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7" calcext:value-type="float">
            <text:p>95.77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05" calcext:value-type="float">
            <text:p>99.05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8" calcext:value-type="float">
            <text:p>88.98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8" calcext:value-type="float">
            <text:p>68.18</text:p>
          </table:table-cell>
          <table:table-cell office:value-type="float" office:value="88.03" calcext:value-type="float">
            <text:p>88.03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83" calcext:value-type="float">
            <text:p>97.83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.73" calcext:value-type="float">
            <text:p>99.73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7" calcext:value-type="float">
            <text:p>42.7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77" calcext:value-type="float">
            <text:p>92.77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5.73" calcext:value-type="float">
            <text:p>95.73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7" calcext:value-type="float">
            <text:p>94.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33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.1</text:p>
          </table:table-cell>
          <table:table-cell office:value-type="float" office:value="99.53" calcext:value-type="float">
            <text:p>99.53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95.07" calcext:value-type="float">
            <text:p>95.07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2" calcext:value-type="float">
            <text:p>98.12</text:p>
          </table:table-cell>
          <table:table-cell office:value-type="float" office:value="93.92" calcext:value-type="float">
            <text:p>93.92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82.77" calcext:value-type="float">
            <text:p>82.77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17" calcext:value-type="float">
            <text:p>84.17</text:p>
          </table:table-cell>
          <table:table-cell office:value-type="float" office:value="84.83" calcext:value-type="float">
            <text:p>84.83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8.53" calcext:value-type="float">
            <text:p>98.53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75/23" office:value-type="float" office:value="0.945652173913043" calcext:value-type="float">
            <text:p>0.94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37" calcext:value-type="float">
            <text:p>99.37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.33" calcext:value-type="float">
            <text:p>32.33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96.43" calcext:value-type="float">
            <text:p>96.43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93" calcext:value-type="float">
            <text:p>86.93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18" calcext:value-type="float">
            <text:p>70.18</text:p>
          </table:table-cell>
          <table:table-cell office:value-type="float" office:value="86.98" calcext:value-type="float">
            <text:p>86.98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6.6" calcext:value-type="float">
            <text:p>9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0:39:02.44191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30T11:24:59.833176864</dc:date>
    <meta:editing-duration>PT7H55S</meta:editing-duration>
    <meta:editing-cycles>98</meta:editing-cycles>
    <meta:generator>LibreOffice/5.1.6.2$Linux_X86_64 LibreOffice_project/10m0$Build-2</meta:generator>
    <meta:document-statistic meta:table-count="1" meta:cell-count="1769" meta:object-count="0"/>
  </office:meta>
</office:document-meta>
</file>